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2.6075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5228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1.2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7937in"/>
    </style:style>
    <style:style style:name="co15" style:family="table-column">
      <style:table-column-properties fo:break-before="auto" style:column-width="1.688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811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1.2445in"/>
    </style:style>
    <style:style style:name="co20" style:family="table-column">
      <style:table-column-properties fo:break-before="auto" style:column-width="2.8654in"/>
    </style:style>
    <style:style style:name="co21" style:family="table-column">
      <style:table-column-properties fo:break-before="auto" style:column-width="1.572in"/>
    </style:style>
    <style:style style:name="co22" style:family="table-column">
      <style:table-column-properties fo:break-before="auto" style:column-width="0.7717in"/>
    </style:style>
    <style:style style:name="co23" style:family="table-column">
      <style:table-column-properties fo:break-before="auto" style:column-width="2.3252in"/>
    </style:style>
    <style:style style:name="co24" style:family="table-column">
      <style:table-column-properties fo:break-before="auto" style:column-width="0.4047in"/>
    </style:style>
    <style:style style:name="co25" style:family="table-column">
      <style:table-column-properties fo:break-before="auto" style:column-width="1.8161in"/>
    </style:style>
    <style:style style:name="co26" style:family="table-column">
      <style:table-column-properties fo:break-before="auto" style:column-width="0.3862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2252in"/>
    </style:style>
    <style:style style:name="co29" style:family="table-column">
      <style:table-column-properties fo:break-before="auto" style:column-width="0.3189in"/>
    </style:style>
    <style:style style:name="co30" style:family="table-column">
      <style:table-column-properties fo:break-before="auto" style:column-width="0.3472in"/>
    </style:style>
    <style:style style:name="co31" style:family="table-column">
      <style:table-column-properties fo:break-before="auto" style:column-width="2.139in"/>
    </style:style>
    <style:style style:name="co32" style:family="table-column">
      <style:table-column-properties fo:break-before="auto" style:column-width="1.5118in"/>
    </style:style>
    <style:style style:name="co33" style:family="table-column">
      <style:table-column-properties fo:break-before="auto" style:column-width="3.3591in"/>
    </style:style>
    <style:style style:name="co34" style:family="table-column">
      <style:table-column-properties fo:break-before="auto" style:column-width="0.5571in"/>
    </style:style>
    <style:style style:name="co35" style:family="table-column">
      <style:table-column-properties fo:break-before="auto" style:column-width="2.0063in"/>
    </style:style>
    <style:style style:name="co36" style:family="table-column">
      <style:table-column-properties fo:break-before="auto" style:column-width="3.8008in"/>
    </style:style>
    <style:style style:name="co37" style:family="table-column">
      <style:table-column-properties fo:break-before="auto" style:column-width="0.6945in"/>
    </style:style>
    <style:style style:name="co38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811in" fo:break-before="auto" style:use-optimal-row-height="false"/>
    </style:style>
    <style:style style:name="ro9" style:family="table-row">
      <style:table-row-properties style:row-height="0.2508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2445in" fo:break-before="auto" style:use-optimal-row-height="true"/>
    </style:style>
    <style:style style:name="ro12" style:family="table-row">
      <style:table-row-properties style:row-height="0.178in" fo:break-before="auto" style:use-optimal-row-height="false"/>
    </style:style>
    <style:style style:name="ro13" style:family="table-row">
      <style:table-row-properties style:row-height="0.252in" fo:break-before="auto" style:use-optimal-row-height="true"/>
    </style:style>
    <style:style style:name="ro14" style:family="table-row">
      <style:table-row-properties style:row-height="0.3173in" fo:break-before="auto" style:use-optimal-row-height="false"/>
    </style:style>
    <style:style style:name="ro15" style:family="table-row">
      <style:table-row-properties style:row-height="0.3228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4346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Progress_20_4-29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8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43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8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8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54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BandNames)" table:allow-empty-cell="true" table:display-list="sort-ascending" table:base-cell-address="MAIN.C5">
          <table:error-message table:message-type="stop" table:display="true"/>
        </table:content-validation>
        <table:content-validation table:name="val2" table:condition="of:cell-content-is-in-list(Genres)" table:allow-empty-cell="true" table:display-list="unsorted" table:base-cell-address="MAIN.D5">
          <table:error-message table:message-type="stop" table:display="true"/>
        </table:content-validation>
        <table:content-validation table:name="val3" table:base-cell-address="MAIN.E5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Q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S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4" calcext:value-type="date">
            <text:p>May 14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02" table:default-cell-style-name="Default"/>
        <table:table-row table:style-name="ro6">
          <table:table-cell table:style-name="ce8"/>
          <table:table-cell table:style-name="ce8" office:value-type="string" calcext:value-type="string">
            <text:p>MASTER UNABRIDGED SONGS LIST</text:p>
          </table:table-cell>
          <table:table-cell table:style-name="ce8" table:number-columns-repeated="9"/>
          <table:table-cell table:style-name="ce36" table:number-columns-repeated="3"/>
          <table:table-cell table:style-name="ce44" office:value-type="string" calcext:value-type="string">
            <text:p>AS OF: </text:p>
          </table:table-cell>
          <table:table-cell table:style-name="ce48" table:formula="of:=[$Instructions.G1]" office:value-type="date" office:date-value="2024-05-14" calcext:value-type="date">
            <text:p>May 14, 2024</text:p>
          </table:table-cell>
          <table:table-cell table:style-name="ce44" office:value-type="string" calcext:value-type="string">
            <text:p>TODAY:</text:p>
          </table:table-cell>
          <table:table-cell table:style-name="ce54" table:formula="of:=TODAY()" office:value-type="date" office:date-value="2024-05-15" calcext:value-type="date">
            <text:p>May 15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6" table:number-columns-repeated="24"/>
          <table:table-cell table:number-columns-repeated="1000"/>
        </table:table-row>
        <table:table-row table:style-name="ro7">
          <table:table-cell table:number-columns-repeated="5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8">
          <table:table-cell table:style-name="ce96" office:value-type="string" calcext:value-type="string">
            <text:p>Index</text:p>
          </table:table-cell>
          <table:table-cell table:style-name="ce13" office:value-type="string" calcext:value-type="string">
            <text:p>Song</text:p>
          </table:table-cell>
          <table:table-cell table:style-name="ce13" office:value-type="string" calcext:value-type="string">
            <text:p>Artist</text:p>
          </table:table-cell>
          <table:table-cell table:style-name="ce13" office:value-type="string" calcext:value-type="string">
            <text:p>Genre</text:p>
          </table:table-cell>
          <table:table-cell table:style-name="ce13" office:value-type="string" calcext:value-type="string">
            <text:p>CHORDS</text:p>
          </table:table-cell>
          <table:table-cell table:style-name="ce39" office:value-type="string" calcext:value-type="string">
            <text:p>BSC</text:p>
          </table:table-cell>
          <table:table-cell table:style-name="ce39"/>
          <table:table-cell table:style-name="ce43"/>
          <table:table-cell table:style-name="ce45" office:value-type="string" calcext:value-type="string">
            <text:p>I Sing</text:p>
          </table:table-cell>
          <table:table-cell table:style-name="ce45" office:value-type="string" calcext:value-type="string">
            <text:p>I Play</text:p>
          </table:table-cell>
          <table:table-cell table:style-name="ce45" office:value-type="string" calcext:value-type="string">
            <text:p>Have Lyrics</text:p>
          </table:table-cell>
          <table:table-cell table:style-name="ce45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2"/>
        </table:table-row>
        <table:table-row table:style-name="ro9">
          <table:table-cell table:style-name="ce97" office:value-type="float" office:value="1" calcext:value-type="float">
            <text:p>001</text:p>
          </table:table-cell>
          <table:table-cell table:style-name="ce15" office:value-type="string" calcext:value-type="string">
            <text:p>100 in a 55</text:p>
          </table:table-cell>
          <table:table-cell table:style-name="ce38" table:content-validation-name="val1" office:value-type="string" calcext:value-type="string">
            <text:p>Pop Evi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GAmF, A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6]&lt;&gt;&quot;&quot;;[.A5]+1;&quot;&quot;)" office:value-type="float" office:value="2" calcext:value-type="float">
            <text:p>002</text:p>
          </table:table-cell>
          <table:table-cell table:style-name="ce15" office:value-type="string" calcext:value-type="string">
            <text:p>18 &amp; Life</text:p>
          </table:table-cell>
          <table:table-cell table:style-name="ce38" table:content-validation-name="val1" office:value-type="string" calcext:value-type="string">
            <text:p>Skid Row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7]&lt;&gt;&quot;&quot;;[.A6]+1;&quot;&quot;)" office:value-type="float" office:value="3" calcext:value-type="float">
            <text:p>003</text:p>
          </table:table-cell>
          <table:table-cell table:style-name="ce15" office:value-type="string" calcext:value-type="string">
            <text:p>Against All Odds</text:p>
          </table:table-cell>
          <table:table-cell table:style-name="ce38" table:content-validation-name="val1" office:value-type="string" calcext:value-type="string">
            <text:p>Phil Collin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8]&lt;&gt;&quot;&quot;;[.A7]+1;&quot;&quot;)" office:value-type="float" office:value="4" calcext:value-type="float">
            <text:p>004</text:p>
          </table:table-cell>
          <table:table-cell table:style-name="ce18" office:value-type="string" calcext:value-type="string">
            <text:p>Ain’t No Sunshine</text:p>
          </table:table-cell>
          <table:table-cell table:style-name="ce22" table:content-validation-name="val1" office:value-type="string" calcext:value-type="string">
            <text:p>Bill Withers</text:p>
          </table:table-cell>
          <table:table-cell table:style-name="ce24" table:content-validation-name="val2"/>
          <table:table-cell table:style-name="ce26" table:content-validation-name="val3" office:value-type="string" calcext:value-type="string">
            <text:p>AEG, EG#C#B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6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9]&lt;&gt;&quot;&quot;;[.A8]+1;&quot;&quot;)" office:value-type="float" office:value="5" calcext:value-type="float">
            <text:p>005</text:p>
          </table:table-cell>
          <table:table-cell table:style-name="ce15" office:value-type="string" calcext:value-type="string">
            <text:p>Alive</text:p>
          </table:table-cell>
          <table:table-cell table:style-name="ce38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, FC, EGDA, E#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0]&lt;&gt;&quot;&quot;;[.A9]+1;&quot;&quot;)" office:value-type="float" office:value="6" calcext:value-type="float">
            <text:p>006</text:p>
          </table:table-cell>
          <table:table-cell table:style-name="ce15" office:value-type="string" calcext:value-type="string">
            <text:p>All Apologies</text:p>
          </table:table-cell>
          <table:table-cell table:style-name="ce38" table:content-validation-name="val1" office:value-type="string" calcext:value-type="string">
            <text:p>Nirvana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1]&lt;&gt;&quot;&quot;;[.A10]+1;&quot;&quot;)" office:value-type="float" office:value="7" calcext:value-type="float">
            <text:p>007</text:p>
          </table:table-cell>
          <table:table-cell table:style-name="ce15" office:value-type="string" calcext:value-type="string">
            <text:p>Always on the Run</text:p>
          </table:table-cell>
          <table:table-cell table:style-name="ce38" table:content-validation-name="val1" office:value-type="string" calcext:value-type="string">
            <text:p>Lenny Kravitz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2]&lt;&gt;&quot;&quot;;[.A11]+1;&quot;&quot;)" office:value-type="float" office:value="8" calcext:value-type="float">
            <text:p>008</text:p>
          </table:table-cell>
          <table:table-cell table:style-name="ce15" office:value-type="string" calcext:value-type="string">
            <text:p>American Bad Ass</text:p>
          </table:table-cell>
          <table:table-cell table:style-name="ce38" table:content-validation-name="val1" office:value-type="string" calcext:value-type="string">
            <text:p>Kid Rock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3]&lt;&gt;&quot;&quot;;[.A12]+1;&quot;&quot;)" office:value-type="float" office:value="9" calcext:value-type="float">
            <text:p>009</text:p>
          </table:table-cell>
          <table:table-cell table:style-name="ce15" office:value-type="string" calcext:value-type="string">
            <text:p>Automobile</text:p>
          </table:table-cell>
          <table:table-cell table:style-name="ce38" table:content-validation-name="val1" office:value-type="string" calcext:value-type="string">
            <text:p>NWA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4]&lt;&gt;&quot;&quot;;[.A13]+1;&quot;&quot;)" office:value-type="float" office:value="10" calcext:value-type="float">
            <text:p>010</text:p>
          </table:table-cell>
          <table:table-cell table:style-name="ce15" office:value-type="string" calcext:value-type="string">
            <text:p>Back At One</text:p>
          </table:table-cell>
          <table:table-cell table:style-name="ce38" table:content-validation-name="val1" office:value-type="string" calcext:value-type="string">
            <text:p>Brian McK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5]&lt;&gt;&quot;&quot;;[.A14]+1;&quot;&quot;)" office:value-type="float" office:value="11" calcext:value-type="float">
            <text:p>011</text:p>
          </table:table-cell>
          <table:table-cell table:style-name="ce15" office:value-type="string" calcext:value-type="string">
            <text:p>Back 2 Good</text:p>
          </table:table-cell>
          <table:table-cell table:style-name="ce38" table:content-validation-name="val1" office:value-type="string" calcext:value-type="string">
            <text:p>Matchbox Twenty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CG, GADGAB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6]&lt;&gt;&quot;&quot;;[.A15]+1;&quot;&quot;)" office:value-type="float" office:value="12" calcext:value-type="float">
            <text:p>012</text:p>
          </table:table-cell>
          <table:table-cell table:style-name="ce15" office:value-type="string" calcext:value-type="string">
            <text:p>Bad Company</text:p>
          </table:table-cell>
          <table:table-cell table:style-name="ce38" table:content-validation-name="val1" office:value-type="string" calcext:value-type="string">
            <text:p>5 Finger Death Punc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, AGEB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7]&lt;&gt;&quot;&quot;;[.A16]+1;&quot;&quot;)" office:value-type="float" office:value="13" calcext:value-type="float">
            <text:p>013</text:p>
          </table:table-cell>
          <table:table-cell table:style-name="ce15" office:value-type="string" calcext:value-type="string">
            <text:p>Bad Leroy Brown</text:p>
          </table:table-cell>
          <table:table-cell table:style-name="ce38" table:content-validation-name="val1" office:value-type="string" calcext:value-type="string">
            <text:p>Jim Croc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8]&lt;&gt;&quot;&quot;;[.A17]+1;&quot;&quot;)" office:value-type="float" office:value="14" calcext:value-type="float">
            <text:p>014</text:p>
          </table:table-cell>
          <table:table-cell table:style-name="ce15" office:value-type="string" calcext:value-type="string">
            <text:p>Beat It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9]&lt;&gt;&quot;&quot;;[.A18]+1;&quot;&quot;)" office:value-type="float" office:value="15" calcext:value-type="float">
            <text:p>015</text:p>
          </table:table-cell>
          <table:table-cell table:style-name="ce15" office:value-type="string" calcext:value-type="string">
            <text:p>Behind Blue Eyes</text:p>
          </table:table-cell>
          <table:table-cell table:style-name="ce38" table:content-validation-name="val1" office:value-type="string" calcext:value-type="string">
            <text:p>Who, Th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0]&lt;&gt;&quot;&quot;;[.A19]+1;&quot;&quot;)" office:value-type="float" office:value="16" calcext:value-type="float">
            <text:p>016</text:p>
          </table:table-cell>
          <table:table-cell table:style-name="ce15" office:value-type="string" calcext:value-type="string">
            <text:p>Behind Blue Eyes</text:p>
          </table:table-cell>
          <table:table-cell table:style-name="ce38" table:content-validation-name="val1" office:value-type="string" calcext:value-type="string">
            <text:p>Who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DCA, CDGCDE, BC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1]&lt;&gt;&quot;&quot;;[.A20]+1;&quot;&quot;)" office:value-type="float" office:value="17" calcext:value-type="float">
            <text:p>017</text:p>
          </table:table-cell>
          <table:table-cell table:style-name="ce15" office:value-type="string" calcext:value-type="string">
            <text:p>Black</text:p>
          </table:table-cell>
          <table:table-cell table:style-name="ce38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A, EC, EDC, C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2]&lt;&gt;&quot;&quot;;[.A21]+1;&quot;&quot;)" office:value-type="float" office:value="18" calcext:value-type="float">
            <text:p>018</text:p>
          </table:table-cell>
          <table:table-cell table:style-name="ce15" office:value-type="string" calcext:value-type="string">
            <text:p>Born on the Bayou</text:p>
          </table:table-cell>
          <table:table-cell table:style-name="ce38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3]&lt;&gt;&quot;&quot;;[.A22]+1;&quot;&quot;)" office:value-type="float" office:value="19" calcext:value-type="float">
            <text:p>019</text:p>
          </table:table-cell>
          <table:table-cell table:style-name="ce15" office:value-type="string" calcext:value-type="string">
            <text:p>Bother</text:p>
          </table:table-cell>
          <table:table-cell table:style-name="ce38" table:content-validation-name="val1" office:value-type="string" calcext:value-type="string">
            <text:p>Stone Sou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4]&lt;&gt;&quot;&quot;;[.A23]+1;&quot;&quot;)" office:value-type="float" office:value="20" calcext:value-type="float">
            <text:p>020</text:p>
          </table:table-cell>
          <table:table-cell table:style-name="ce15" office:value-type="string" calcext:value-type="string">
            <text:p>Brown Eyed Girl</text:p>
          </table:table-cell>
          <table:table-cell table:style-name="ce38" table:content-validation-name="val1" office:value-type="string" calcext:value-type="string">
            <text:p>Van Morisson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5]&lt;&gt;&quot;&quot;;[.A24]+1;&quot;&quot;)" office:value-type="float" office:value="21" calcext:value-type="float">
            <text:p>021</text:p>
          </table:table-cell>
          <table:table-cell table:style-name="ce15" office:value-type="string" calcext:value-type="string">
            <text:p>Burnin' Love</text:p>
          </table:table-cell>
          <table:table-cell table:style-name="ce38" table:content-validation-name="val1" office:value-type="string" calcext:value-type="string">
            <text:p>Elvi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GA, BA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6]&lt;&gt;&quot;&quot;;[.A25]+1;&quot;&quot;)" office:value-type="float" office:value="22" calcext:value-type="float">
            <text:p>022</text:p>
          </table:table-cell>
          <table:table-cell table:style-name="ce15" office:value-type="string" calcext:value-type="string">
            <text:p>Burning Brite</text:p>
          </table:table-cell>
          <table:table-cell table:style-name="ce38" table:content-validation-name="val1" office:value-type="string" calcext:value-type="string">
            <text:p>Shinedow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G, EG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7]&lt;&gt;&quot;&quot;;[.A26]+1;&quot;&quot;)" office:value-type="float" office:value="23" calcext:value-type="float">
            <text:p>023</text:p>
          </table:table-cell>
          <table:table-cell table:style-name="ce15" office:value-type="string" calcext:value-type="string">
            <text:p>Careless Whisper</text:p>
          </table:table-cell>
          <table:table-cell table:style-name="ce38" table:content-validation-name="val1" office:value-type="string" calcext:value-type="string">
            <text:p>Seeth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8]&lt;&gt;&quot;&quot;;[.A27]+1;&quot;&quot;)" office:value-type="float" office:value="24" calcext:value-type="float">
            <text:p>024</text:p>
          </table:table-cell>
          <table:table-cell table:style-name="ce15" office:value-type="string" calcext:value-type="string">
            <text:p>Cat's In The Cradle</text:p>
          </table:table-cell>
          <table:table-cell table:style-name="ce38" table:content-validation-name="val1" office:value-type="string" calcext:value-type="string">
            <text:p>Harry Chapi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9]&lt;&gt;&quot;&quot;;[.A28]+1;&quot;&quot;)" office:value-type="float" office:value="25" calcext:value-type="float">
            <text:p>025</text:p>
          </table:table-cell>
          <table:table-cell table:style-name="ce15" office:value-type="string" calcext:value-type="string">
            <text:p>Charlie Brown’s Parents</text:p>
          </table:table-cell>
          <table:table-cell table:style-name="ce38" table:content-validation-name="val1" office:value-type="string" calcext:value-type="string">
            <text:p>Dishwall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D#D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0">
          <table:table-cell table:style-name="ce97" table:formula="of:=IF([.B30]&lt;&gt;&quot;&quot;;[.A29]+1;&quot;&quot;)" office:value-type="float" office:value="26" calcext:value-type="float">
            <text:p>026</text:p>
          </table:table-cell>
          <table:table-cell table:style-name="ce15" office:value-type="string" calcext:value-type="string">
            <text:p>Cinnamon Girl</text:p>
          </table:table-cell>
          <table:table-cell table:style-name="ce38" table:content-validation-name="val1" office:value-type="string" calcext:value-type="string">
            <text:p>Neil Young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3"/>
        </table:table-row>
        <table:table-row table:style-name="ro11">
          <table:table-cell table:style-name="ce97" table:formula="of:=IF([.B31]&lt;&gt;&quot;&quot;;[.A30]+1;&quot;&quot;)" office:value-type="float" office:value="27" calcext:value-type="float">
            <text:p>027</text:p>
          </table:table-cell>
          <table:table-cell table:style-name="ce15" office:value-type="string" calcext:value-type="string">
            <text:p>Crash Course In Brain Surgery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8"/>
          <table:table-cell table:style-name="ce85"/>
          <table:table-cell table:number-columns-repeated="1003"/>
        </table:table-row>
        <table:table-row table:style-name="ro5">
          <table:table-cell table:style-name="ce97" table:formula="of:=IF([.B32]&lt;&gt;&quot;&quot;;[.A31]+1;&quot;&quot;)" office:value-type="float" office:value="28" calcext:value-type="float">
            <text:p>028</text:p>
          </table:table-cell>
          <table:table-cell table:style-name="ce15" office:value-type="string" calcext:value-type="string">
            <text:p>Crazy</text:p>
          </table:table-cell>
          <table:table-cell table:style-name="ce38" table:content-validation-name="val1" office:value-type="string" calcext:value-type="string">
            <text:p>Sea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A, CGA, ABC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33]&lt;&gt;&quot;&quot;;[.A32]+1;&quot;&quot;)" office:value-type="float" office:value="29" calcext:value-type="float">
            <text:p>029</text:p>
          </table:table-cell>
          <table:table-cell table:style-name="ce15" office:value-type="string" calcext:value-type="string">
            <text:p>Creep</text:p>
          </table:table-cell>
          <table:table-cell table:style-name="ce38" table:content-validation-name="val1" office:value-type="string" calcext:value-type="string">
            <text:p>Radiohea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34]&lt;&gt;&quot;&quot;;[.A33]+1;&quot;&quot;)" office:value-type="float" office:value="30" calcext:value-type="float">
            <text:p>030</text:p>
          </table:table-cell>
          <table:table-cell table:style-name="ce15" office:value-type="string" calcext:value-type="string">
            <text:p>Cry Cry Cry</text:p>
          </table:table-cell>
          <table:table-cell table:style-name="ce38" table:content-validation-name="val1" office:value-type="string" calcext:value-type="string">
            <text:p>Johnny Cas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5]&lt;&gt;&quot;&quot;;[.A34]+1;&quot;&quot;)" office:value-type="float" office:value="31" calcext:value-type="float">
            <text:p>031</text:p>
          </table:table-cell>
          <table:table-cell table:style-name="ce15" office:value-type="string" calcext:value-type="string">
            <text:p>Dead Man's Curve</text:p>
          </table:table-cell>
          <table:table-cell table:style-name="ce38" table:content-validation-name="val1" office:value-type="string" calcext:value-type="string">
            <text:p>Jan &amp; De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36]&lt;&gt;&quot;&quot;;[.A35]+1;&quot;&quot;)" office:value-type="float" office:value="32" calcext:value-type="float">
            <text:p>032</text:p>
          </table:table-cell>
          <table:table-cell table:style-name="ce15" office:value-type="string" calcext:value-type="string">
            <text:p>Dirty Diana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37]&lt;&gt;&quot;&quot;;[.A36]+1;&quot;&quot;)" office:value-type="float" office:value="33" calcext:value-type="float">
            <text:p>033</text:p>
          </table:table-cell>
          <table:table-cell table:style-name="ce15" office:value-type="string" calcext:value-type="string">
            <text:p>Don't Leave Me</text:p>
          </table:table-cell>
          <table:table-cell table:style-name="ce38" table:content-validation-name="val1" office:value-type="string" calcext:value-type="string">
            <text:p>Blackstree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38]&lt;&gt;&quot;&quot;;[.A37]+1;&quot;&quot;)" office:value-type="float" office:value="34" calcext:value-type="float">
            <text:p>034</text:p>
          </table:table-cell>
          <table:table-cell table:style-name="ce15" office:value-type="string" calcext:value-type="string">
            <text:p>Don't Stop 'Till You Get Enough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39]&lt;&gt;&quot;&quot;;[.A38]+1;&quot;&quot;)" office:value-type="float" office:value="35" calcext:value-type="float">
            <text:p>035</text:p>
          </table:table-cell>
          <table:table-cell table:style-name="ce15" office:value-type="string" calcext:value-type="string">
            <text:p>Earache My Eye</text:p>
          </table:table-cell>
          <table:table-cell table:style-name="ce38" table:content-validation-name="val1" office:value-type="string" calcext:value-type="string">
            <text:p>Cheech &amp; Chong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40]&lt;&gt;&quot;&quot;;[.A39]+1;&quot;&quot;)" office:value-type="float" office:value="36" calcext:value-type="float">
            <text:p>036</text:p>
          </table:table-cell>
          <table:table-cell table:style-name="ce15" office:value-type="string" calcext:value-type="string">
            <text:p>Eleanor Rigby</text:p>
          </table:table-cell>
          <table:table-cell table:style-name="ce38" table:content-validation-name="val1" office:value-type="string" calcext:value-type="string">
            <text:p>Beatle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m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1]&lt;&gt;&quot;&quot;;[.A40]+1;&quot;&quot;)" office:value-type="float" office:value="37" calcext:value-type="float">
            <text:p>037</text:p>
          </table:table-cell>
          <table:table-cell table:style-name="ce15" office:value-type="string" calcext:value-type="string">
            <text:p>Fast As You</text:p>
          </table:table-cell>
          <table:table-cell table:style-name="ce38" table:content-validation-name="val1" office:value-type="string" calcext:value-type="string">
            <text:p>Dwight Yoakam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2]&lt;&gt;&quot;&quot;;[.A41]+1;&quot;&quot;)" office:value-type="float" office:value="38" calcext:value-type="float">
            <text:p>038</text:p>
          </table:table-cell>
          <table:table-cell table:style-name="ce15" office:value-type="string" calcext:value-type="string">
            <text:p>Fell On Black Days</text:p>
          </table:table-cell>
          <table:table-cell table:style-name="ce38" table:content-validation-name="val1" office:value-type="string" calcext:value-type="string">
            <text:p>Soundgarde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B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3]&lt;&gt;&quot;&quot;;[.A42]+1;&quot;&quot;)" office:value-type="float" office:value="39" calcext:value-type="float">
            <text:p>039</text:p>
          </table:table-cell>
          <table:table-cell table:style-name="ce15" office:value-type="string" calcext:value-type="string">
            <text:p>Fight Fire With Fire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4]&lt;&gt;&quot;&quot;;[.A43]+1;&quot;&quot;)" office:value-type="float" office:value="40" calcext:value-type="float">
            <text:p>040</text:p>
          </table:table-cell>
          <table:table-cell table:style-name="ce15" office:value-type="string" calcext:value-type="string">
            <text:p>Fine Again</text:p>
          </table:table-cell>
          <table:table-cell table:style-name="ce38" table:content-validation-name="val1" office:value-type="string" calcext:value-type="string">
            <text:p>Seeth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F#AED, F#DBmE, AF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5]&lt;&gt;&quot;&quot;;[.A44]+1;&quot;&quot;)" office:value-type="float" office:value="41" calcext:value-type="float">
            <text:p>041</text:p>
          </table:table-cell>
          <table:table-cell table:style-name="ce15" office:value-type="string" calcext:value-type="string">
            <text:p>Five To One</text:p>
          </table:table-cell>
          <table:table-cell table:style-name="ce38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6]&lt;&gt;&quot;&quot;;[.A45]+1;&quot;&quot;)" office:value-type="float" office:value="42" calcext:value-type="float">
            <text:p>042</text:p>
          </table:table-cell>
          <table:table-cell table:style-name="ce15" office:value-type="string" calcext:value-type="string">
            <text:p>Forgot About Dre</text:p>
          </table:table-cell>
          <table:table-cell table:style-name="ce38" table:content-validation-name="val1" office:value-type="string" calcext:value-type="string">
            <text:p>Dr. Dre &amp; 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47]&lt;&gt;&quot;&quot;;[.A46]+1;&quot;&quot;)" office:value-type="float" office:value="43" calcext:value-type="float">
            <text:p>043</text:p>
          </table:table-cell>
          <table:table-cell table:style-name="ce15" office:value-type="string" calcext:value-type="string">
            <text:p>Fortunate Son</text:p>
          </table:table-cell>
          <table:table-cell table:style-name="ce38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FC, GD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48]&lt;&gt;&quot;&quot;;[.A47]+1;&quot;&quot;)" office:value-type="float" office:value="44" calcext:value-type="float">
            <text:p>044</text:p>
          </table:table-cell>
          <table:table-cell table:style-name="ce15" office:value-type="string" calcext:value-type="string">
            <text:p>Free Bird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9]&lt;&gt;&quot;&quot;;[.A48]+1;&quot;&quot;)" office:value-type="float" office:value="45" calcext:value-type="float">
            <text:p>045</text:p>
          </table:table-cell>
          <table:table-cell table:style-name="ce15" office:value-type="string" calcext:value-type="string">
            <text:p>Fuck Her Gently</text:p>
          </table:table-cell>
          <table:table-cell table:style-name="ce38" table:content-validation-name="val1" office:value-type="string" calcext:value-type="string">
            <text:p>Tenacious 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0]&lt;&gt;&quot;&quot;;[.A49]+1;&quot;&quot;)" office:value-type="float" office:value="46" calcext:value-type="float">
            <text:p>046</text:p>
          </table:table-cell>
          <table:table-cell table:style-name="ce15" office:value-type="string" calcext:value-type="string">
            <text:p>Fuck You</text:p>
          </table:table-cell>
          <table:table-cell table:style-name="ce38" table:content-validation-name="val1" office:value-type="string" calcext:value-type="string">
            <text:p>Cell Lo Gree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1]&lt;&gt;&quot;&quot;;[.A50]+1;&quot;&quot;)" office:value-type="float" office:value="47" calcext:value-type="float">
            <text:p>047</text:p>
          </table:table-cell>
          <table:table-cell table:style-name="ce15" office:value-type="string" calcext:value-type="string">
            <text:p>Gimme Back My Bullets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AC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2]&lt;&gt;&quot;&quot;;[.A51]+1;&quot;&quot;)" office:value-type="float" office:value="48" calcext:value-type="float">
            <text:p>048</text:p>
          </table:table-cell>
          <table:table-cell table:style-name="ce15" office:value-type="string" calcext:value-type="string">
            <text:p>Green Manalishi</text:p>
          </table:table-cell>
          <table:table-cell table:style-name="ce38" table:content-validation-name="val1" office:value-type="string" calcext:value-type="string">
            <text:p>Judas Pries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53]&lt;&gt;&quot;&quot;;[.A52]+1;&quot;&quot;)" office:value-type="float" office:value="49" calcext:value-type="float">
            <text:p>049</text:p>
          </table:table-cell>
          <table:table-cell table:style-name="ce15" office:value-type="string" calcext:value-type="string">
            <text:p>Hate Me</text:p>
          </table:table-cell>
          <table:table-cell table:style-name="ce38" table:content-validation-name="val1" office:value-type="string" calcext:value-type="string">
            <text:p>Blue Octob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EmCA, GE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4]&lt;&gt;&quot;&quot;;[.A53]+1;&quot;&quot;)" office:value-type="float" office:value="50" calcext:value-type="float">
            <text:p>050</text:p>
          </table:table-cell>
          <table:table-cell table:style-name="ce15" office:value-type="string" calcext:value-type="string">
            <text:p>Helpless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55]&lt;&gt;&quot;&quot;;[.A54]+1;&quot;&quot;)" office:value-type="float" office:value="51" calcext:value-type="float">
            <text:p>051</text:p>
          </table:table-cell>
          <table:table-cell table:style-name="ce15" office:value-type="string" calcext:value-type="string">
            <text:p>Here Without You</text:p>
          </table:table-cell>
          <table:table-cell table:style-name="ce38" table:content-validation-name="val1" office:value-type="string" calcext:value-type="string">
            <text:p>3 Doors Dow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A,BmGA, DABm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6]&lt;&gt;&quot;&quot;;[.A55]+1;&quot;&quot;)" office:value-type="float" office:value="52" calcext:value-type="float">
            <text:p>052</text:p>
          </table:table-cell>
          <table:table-cell table:style-name="ce15" office:value-type="string" calcext:value-type="string">
            <text:p>Hey Hey What Can I Do</text:p>
          </table:table-cell>
          <table:table-cell table:style-name="ce38" table:content-validation-name="val1" office:value-type="string" calcext:value-type="string">
            <text:p>Led Zeppelin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7]&lt;&gt;&quot;&quot;;[.A56]+1;&quot;&quot;)" office:value-type="float" office:value="53" calcext:value-type="float">
            <text:p>053</text:p>
          </table:table-cell>
          <table:table-cell table:style-name="ce15" office:value-type="string" calcext:value-type="string">
            <text:p>Hey Joe</text:p>
          </table:table-cell>
          <table:table-cell table:style-name="ce38" table:content-validation-name="val1" office:value-type="string" calcext:value-type="string">
            <text:p>Jimi Hendrix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GA#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8]&lt;&gt;&quot;&quot;;[.A57]+1;&quot;&quot;)" office:value-type="float" office:value="54" calcext:value-type="float">
            <text:p>054</text:p>
          </table:table-cell>
          <table:table-cell table:style-name="ce15" office:value-type="string" calcext:value-type="string">
            <text:p>Hey Ya</text:p>
          </table:table-cell>
          <table:table-cell table:style-name="ce38" table:content-validation-name="val1" office:value-type="string" calcext:value-type="string">
            <text:p>Outkast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59]&lt;&gt;&quot;&quot;;[.A58]+1;&quot;&quot;)" office:value-type="float" office:value="55" calcext:value-type="float">
            <text:p>055</text:p>
          </table:table-cell>
          <table:table-cell table:style-name="ce15" office:value-type="string" calcext:value-type="string">
            <text:p>Hold Me</text:p>
          </table:table-cell>
          <table:table-cell table:style-name="ce38" table:content-validation-name="val1" office:value-type="string" calcext:value-type="string">
            <text:p>Fleetwood Mac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0]&lt;&gt;&quot;&quot;;[.A59]+1;&quot;&quot;)" office:value-type="float" office:value="56" calcext:value-type="float">
            <text:p>056</text:p>
          </table:table-cell>
          <table:table-cell table:style-name="ce15" office:value-type="string" calcext:value-type="string">
            <text:p>Hot In Herre</text:p>
          </table:table-cell>
          <table:table-cell table:style-name="ce38" table:content-validation-name="val1" office:value-type="string" calcext:value-type="string">
            <text:p>Nelly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1]&lt;&gt;&quot;&quot;;[.A60]+1;&quot;&quot;)" office:value-type="float" office:value="57" calcext:value-type="float">
            <text:p>057</text:p>
          </table:table-cell>
          <table:table-cell table:style-name="ce15" office:value-type="string" calcext:value-type="string">
            <text:p>Hotel California</text:p>
          </table:table-cell>
          <table:table-cell table:style-name="ce38" table:content-validation-name="val1" office:value-type="string" calcext:value-type="string">
            <text:p>Eagles, The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mF#AEGDEmF#, GDEmF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2]&lt;&gt;&quot;&quot;;[.A61]+1;&quot;&quot;)" office:value-type="float" office:value="58" calcext:value-type="float">
            <text:p>058</text:p>
          </table:table-cell>
          <table:table-cell table:style-name="ce15" office:value-type="string" calcext:value-type="string">
            <text:p>How Do You Want It</text:p>
          </table:table-cell>
          <table:table-cell table:style-name="ce38" table:content-validation-name="val1" office:value-type="string" calcext:value-type="string">
            <text:p>2Pac</text:p>
          </table:table-cell>
          <table:table-cell table:style-name="ce19" table:content-validation-name="val2" office:value-type="string" calcext:value-type="string">
            <text:p>Rap</text:p>
          </table:table-cell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3]&lt;&gt;&quot;&quot;;[.A62]+1;&quot;&quot;)" office:value-type="float" office:value="59" calcext:value-type="float">
            <text:p>059</text:p>
          </table:table-cell>
          <table:table-cell table:style-name="ce15" office:value-type="string" calcext:value-type="string">
            <text:p>Hurt</text:p>
          </table:table-cell>
          <table:table-cell table:style-name="ce38" table:content-validation-name="val1" office:value-type="string" calcext:value-type="string">
            <text:p>NIN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64]&lt;&gt;&quot;&quot;;[.A63]+1;&quot;&quot;)" office:value-type="float" office:value="60" calcext:value-type="float">
            <text:p>060</text:p>
          </table:table-cell>
          <table:table-cell table:style-name="ce15" office:value-type="string" calcext:value-type="string">
            <text:p>I Know Somethin'</text:p>
          </table:table-cell>
          <table:table-cell table:style-name="ce38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5]&lt;&gt;&quot;&quot;;[.A64]+1;&quot;&quot;)" office:value-type="float" office:value="61" calcext:value-type="float">
            <text:p>061</text:p>
          </table:table-cell>
          <table:table-cell table:style-name="ce15" office:value-type="string" calcext:value-type="string">
            <text:p>I Ran</text:p>
          </table:table-cell>
          <table:table-cell table:style-name="ce38" table:content-validation-name="val1" office:value-type="string" calcext:value-type="string">
            <text:p>Flock Of Seagulls, 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6]&lt;&gt;&quot;&quot;;[.A65]+1;&quot;&quot;)" office:value-type="float" office:value="62" calcext:value-type="float">
            <text:p>062</text:p>
          </table:table-cell>
          <table:table-cell table:style-name="ce15" office:value-type="string" calcext:value-type="string">
            <text:p>I Remember You</text:p>
          </table:table-cell>
          <table:table-cell table:style-name="ce38" table:content-validation-name="val1" office:value-type="string" calcext:value-type="string">
            <text:p>Skid Row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67]&lt;&gt;&quot;&quot;;[.A66]+1;&quot;&quot;)" office:value-type="float" office:value="63" calcext:value-type="float">
            <text:p>063</text:p>
          </table:table-cell>
          <table:table-cell table:style-name="ce15" office:value-type="string" calcext:value-type="string">
            <text:p>It Never Rains In California</text:p>
          </table:table-cell>
          <table:table-cell table:style-name="ce38" table:content-validation-name="val1" office:value-type="string" calcext:value-type="string">
            <text:p>Albert Hammond</text:p>
          </table:table-cell>
          <table:table-cell table:style-name="ce19" table:content-validation-name="val2" office:value-type="string" calcext:value-type="string">
            <text:p>Soft Rock</text:p>
          </table:table-cell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8]&lt;&gt;&quot;&quot;;[.A67]+1;&quot;&quot;)" office:value-type="float" office:value="64" calcext:value-type="float">
            <text:p>064</text:p>
          </table:table-cell>
          <table:table-cell table:style-name="ce15" office:value-type="string" calcext:value-type="string">
            <text:p>It's A Heartache</text:p>
          </table:table-cell>
          <table:table-cell table:style-name="ce38" table:content-validation-name="val1" office:value-type="string" calcext:value-type="string">
            <text:p>Bonnie Tyler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9]&lt;&gt;&quot;&quot;;[.A68]+1;&quot;&quot;)" office:value-type="float" office:value="65" calcext:value-type="float">
            <text:p>065</text:p>
          </table:table-cell>
          <table:table-cell table:style-name="ce15" office:value-type="string" calcext:value-type="string">
            <text:p>It's Not Love</text:p>
          </table:table-cell>
          <table:table-cell table:style-name="ce38" table:content-validation-name="val1" office:value-type="string" calcext:value-type="string">
            <text:p>Dokke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0]&lt;&gt;&quot;&quot;;[.A69]+1;&quot;&quot;)" office:value-type="float" office:value="66" calcext:value-type="float">
            <text:p>066</text:p>
          </table:table-cell>
          <table:table-cell table:style-name="ce15" office:value-type="string" calcext:value-type="string">
            <text:p>It's So Easy</text:p>
          </table:table-cell>
          <table:table-cell table:style-name="ce38" table:content-validation-name="val1" office:value-type="string" calcext:value-type="string">
            <text:p>Guns N' Ros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1]&lt;&gt;&quot;&quot;;[.A70]+1;&quot;&quot;)" office:value-type="float" office:value="67" calcext:value-type="float">
            <text:p>067</text:p>
          </table:table-cell>
          <table:table-cell table:style-name="ce15" office:value-type="string" calcext:value-type="string">
            <text:p>Its Your Love</text:p>
          </table:table-cell>
          <table:table-cell table:style-name="ce38" table:content-validation-name="val1" office:value-type="string" calcext:value-type="string">
            <text:p>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72]&lt;&gt;&quot;&quot;;[.A71]+1;&quot;&quot;)" office:value-type="float" office:value="68" calcext:value-type="float">
            <text:p>068</text:p>
          </table:table-cell>
          <table:table-cell table:style-name="ce15" office:value-type="string" calcext:value-type="string">
            <text:p>Jeffersons (Theme Song)</text:p>
          </table:table-cell>
          <table:table-cell table:style-name="ce38" table:content-validation-name="val1" office:value-type="string" calcext:value-type="string">
            <text:p>TV Them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3]&lt;&gt;&quot;&quot;;[.A72]+1;&quot;&quot;)" office:value-type="float" office:value="69" calcext:value-type="float">
            <text:p>069</text:p>
          </table:table-cell>
          <table:table-cell table:style-name="ce15" office:value-type="string" calcext:value-type="string">
            <text:p>Jessie's Girl</text:p>
          </table:table-cell>
          <table:table-cell table:style-name="ce38" table:content-validation-name="val1" office:value-type="string" calcext:value-type="string">
            <text:p>Rick Springfiel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8"/>
          <table:table-cell table:number-columns-repeated="1012"/>
        </table:table-row>
        <table:table-row table:style-name="ro5">
          <table:table-cell table:style-name="ce97" table:formula="of:=IF([.B74]&lt;&gt;&quot;&quot;;[.A73]+1;&quot;&quot;)" office:value-type="float" office:value="70" calcext:value-type="float">
            <text:p>070</text:p>
          </table:table-cell>
          <table:table-cell table:style-name="ce15" office:value-type="string" calcext:value-type="string">
            <text:p>Joy To The World</text:p>
          </table:table-cell>
          <table:table-cell table:style-name="ce38" table:content-validation-name="val1" office:value-type="string" calcext:value-type="string">
            <text:p>Three Dog 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5]&lt;&gt;&quot;&quot;;[.A74]+1;&quot;&quot;)" office:value-type="float" office:value="71" calcext:value-type="float">
            <text:p>071</text:p>
          </table:table-cell>
          <table:table-cell table:style-name="ce15" office:value-type="string" calcext:value-type="string">
            <text:p>Just Got Paid</text:p>
          </table:table-cell>
          <table:table-cell table:style-name="ce38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6]&lt;&gt;&quot;&quot;;[.A75]+1;&quot;&quot;)" office:value-type="float" office:value="72" calcext:value-type="float">
            <text:p>072</text:p>
          </table:table-cell>
          <table:table-cell table:style-name="ce15" office:value-type="string" calcext:value-type="string">
            <text:p>Keep Their Headz Ringin'</text:p>
          </table:table-cell>
          <table:table-cell table:style-name="ce38" table:content-validation-name="val1" office:value-type="string" calcext:value-type="string">
            <text:p>Dr. Dr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77]&lt;&gt;&quot;&quot;;[.A76]+1;&quot;&quot;)" office:value-type="float" office:value="73" calcext:value-type="float">
            <text:p>073</text:p>
          </table:table-cell>
          <table:table-cell table:style-name="ce15" office:value-type="string" calcext:value-type="string">
            <text:p>Keep Your Hands To Yourself</text:p>
          </table:table-cell>
          <table:table-cell table:style-name="ce38" table:content-validation-name="val1" office:value-type="string" calcext:value-type="string">
            <text:p>Georgia Satellites, The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8]&lt;&gt;&quot;&quot;;[.A77]+1;&quot;&quot;)" office:value-type="float" office:value="74" calcext:value-type="float">
            <text:p>074</text:p>
          </table:table-cell>
          <table:table-cell table:style-name="ce15" office:value-type="string" calcext:value-type="string">
            <text:p>King Of The Road</text:p>
          </table:table-cell>
          <table:table-cell table:style-name="ce38" table:content-validation-name="val1" office:value-type="string" calcext:value-type="string">
            <text:p>Roger Mill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F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79]&lt;&gt;&quot;&quot;;[.A78]+1;&quot;&quot;)" office:value-type="float" office:value="75" calcext:value-type="float">
            <text:p>075</text:p>
          </table:table-cell>
          <table:table-cell table:style-name="ce15" office:value-type="string" calcext:value-type="string">
            <text:p>La Bamba</text:p>
          </table:table-cell>
          <table:table-cell table:style-name="ce38" table:content-validation-name="val1" office:value-type="string" calcext:value-type="string">
            <text:p>Los Lobo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0]&lt;&gt;&quot;&quot;;[.A79]+1;&quot;&quot;)" office:value-type="float" office:value="76" calcext:value-type="float">
            <text:p>076</text:p>
          </table:table-cell>
          <table:table-cell table:style-name="ce15" office:value-type="string" calcext:value-type="string">
            <text:p>Last Kiss</text:p>
          </table:table-cell>
          <table:table-cell table:style-name="ce38" table:content-validation-name="val1" office:value-type="string" calcext:value-type="string">
            <text:p>Pearl Ja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1]&lt;&gt;&quot;&quot;;[.A80]+1;&quot;&quot;)" office:value-type="float" office:value="77" calcext:value-type="float">
            <text:p>077</text:p>
          </table:table-cell>
          <table:table-cell table:style-name="ce15" office:value-type="string" calcext:value-type="string">
            <text:p>Layla</text:p>
          </table:table-cell>
          <table:table-cell table:style-name="ce38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2]&lt;&gt;&quot;&quot;;[.A81]+1;&quot;&quot;)" office:value-type="float" office:value="78" calcext:value-type="float">
            <text:p>078</text:p>
          </table:table-cell>
          <table:table-cell table:style-name="ce15" office:value-type="string" calcext:value-type="string">
            <text:p>Let Her Cry</text:p>
          </table:table-cell>
          <table:table-cell table:style-name="ce38" table:content-validation-name="val1" office:value-type="string" calcext:value-type="string">
            <text:p>Hootie &amp; The Blowfis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DCG, CGC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3]&lt;&gt;&quot;&quot;;[.A82]+1;&quot;&quot;)" office:value-type="float" office:value="79" calcext:value-type="float">
            <text:p>079</text:p>
          </table:table-cell>
          <table:table-cell table:style-name="ce15" office:value-type="string" calcext:value-type="string">
            <text:p>Let Me Blow Your Mind</text:p>
          </table:table-cell>
          <table:table-cell table:style-name="ce38" table:content-validation-name="val1" office:value-type="string" calcext:value-type="string">
            <text:p>Eve &amp; Gwen Stefani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4]&lt;&gt;&quot;&quot;;[.A83]+1;&quot;&quot;)" office:value-type="float" office:value="80" calcext:value-type="float">
            <text:p>080</text:p>
          </table:table-cell>
          <table:table-cell table:style-name="ce15" office:value-type="string" calcext:value-type="string">
            <text:p>Let's Make Love</text:p>
          </table:table-cell>
          <table:table-cell table:style-name="ce38" table:content-validation-name="val1" office:value-type="string" calcext:value-type="string">
            <text:p>Faith Hill &amp; 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85]&lt;&gt;&quot;&quot;;[.A84]+1;&quot;&quot;)" office:value-type="float" office:value="81" calcext:value-type="float">
            <text:p>081</text:p>
          </table:table-cell>
          <table:table-cell table:style-name="ce15" office:value-type="string" calcext:value-type="string">
            <text:p>Like A Rolling Stone</text:p>
          </table:table-cell>
          <table:table-cell table:style-name="ce38" table:content-validation-name="val1" office:value-type="string" calcext:value-type="string">
            <text:p>Bob Dyl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6]&lt;&gt;&quot;&quot;;[.A85]+1;&quot;&quot;)" office:value-type="float" office:value="82" calcext:value-type="float">
            <text:p>082</text:p>
          </table:table-cell>
          <table:table-cell table:style-name="ce15" office:value-type="string" calcext:value-type="string">
            <text:p>Little Things</text:p>
          </table:table-cell>
          <table:table-cell table:style-name="ce38" table:content-validation-name="val1" office:value-type="string" calcext:value-type="string">
            <text:p>Bush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7]&lt;&gt;&quot;&quot;;[.A86]+1;&quot;&quot;)" office:value-type="float" office:value="83" calcext:value-type="float">
            <text:p>083</text:p>
          </table:table-cell>
          <table:table-cell table:style-name="ce15" office:value-type="string" calcext:value-type="string">
            <text:p>Locomotive Breath</text:p>
          </table:table-cell>
          <table:table-cell table:style-name="ce38" table:content-validation-name="val1" office:value-type="string" calcext:value-type="string">
            <text:p>Jethro Tull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G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8]&lt;&gt;&quot;&quot;;[.A87]+1;&quot;&quot;)" office:value-type="float" office:value="84" calcext:value-type="float">
            <text:p>084</text:p>
          </table:table-cell>
          <table:table-cell table:style-name="ce15" office:value-type="string" calcext:value-type="string">
            <text:p>Long Train Runnin’</text:p>
          </table:table-cell>
          <table:table-cell table:style-name="ce38" table:content-validation-name="val1" office:value-type="string" calcext:value-type="string">
            <text:p>Doobie Brothe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89]&lt;&gt;&quot;&quot;;[.A88]+1;&quot;&quot;)" office:value-type="float" office:value="85" calcext:value-type="float">
            <text:p>085</text:p>
          </table:table-cell>
          <table:table-cell table:style-name="ce15" office:value-type="string" calcext:value-type="string">
            <text:p>Love Me When I'm Gone</text:p>
          </table:table-cell>
          <table:table-cell table:style-name="ce38" table:content-validation-name="val1" office:value-type="string" calcext:value-type="string">
            <text:p>3 Doors Down</text:p>
          </table:table-cell>
          <table:table-cell table:style-name="ce19" table:content-validation-name="val2" office:value-type="string" calcext:value-type="string">
            <text:p>Hard 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0]&lt;&gt;&quot;&quot;;[.A89]+1;&quot;&quot;)" office:value-type="float" office:value="86" calcext:value-type="float">
            <text:p>086</text:p>
          </table:table-cell>
          <table:table-cell table:style-name="ce15" office:value-type="string" calcext:value-type="string">
            <text:p>Machine Head</text:p>
          </table:table-cell>
          <table:table-cell table:style-name="ce38" table:content-validation-name="val1" office:value-type="string" calcext:value-type="string">
            <text:p>Bush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91]&lt;&gt;&quot;&quot;;[.A90]+1;&quot;&quot;)" office:value-type="float" office:value="87" calcext:value-type="float">
            <text:p>087</text:p>
          </table:table-cell>
          <table:table-cell table:style-name="ce15" office:value-type="string" calcext:value-type="string">
            <text:p>Maggie May</text:p>
          </table:table-cell>
          <table:table-cell table:style-name="ce38" table:content-validation-name="val1" office:value-type="string" calcext:value-type="string">
            <text:p>Rod Stewar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4" table:style-name="ce17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2]&lt;&gt;&quot;&quot;;[.A91]+1;&quot;&quot;)" office:value-type="float" office:value="88" calcext:value-type="float">
            <text:p>088</text:p>
          </table:table-cell>
          <table:table-cell table:style-name="ce15" office:value-type="string" calcext:value-type="string">
            <text:p>Man In The Box</text:p>
          </table:table-cell>
          <table:table-cell table:style-name="ce38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3]&lt;&gt;&quot;&quot;;[.A92]+1;&quot;&quot;)" office:value-type="float" office:value="89" calcext:value-type="float">
            <text:p>089</text:p>
          </table:table-cell>
          <table:table-cell table:style-name="ce15" office:value-type="string" calcext:value-type="string">
            <text:p>Mr. Jones</text:p>
          </table:table-cell>
          <table:table-cell table:style-name="ce38" table:content-validation-name="val1" office:value-type="string" calcext:value-type="string">
            <text:p>Counting Crow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FDG, CFDG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94]&lt;&gt;&quot;&quot;;[.A93]+1;&quot;&quot;)" office:value-type="float" office:value="90" calcext:value-type="float">
            <text:p>090</text:p>
          </table:table-cell>
          <table:table-cell table:style-name="ce15" office:value-type="string" calcext:value-type="string">
            <text:p>Nights In White Satin</text:p>
          </table:table-cell>
          <table:table-cell table:style-name="ce38" table:content-validation-name="val1" office:value-type="string" calcext:value-type="string">
            <text:p>Moody Blu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5]&lt;&gt;&quot;&quot;;[.A94]+1;&quot;&quot;)" office:value-type="float" office:value="91" calcext:value-type="float">
            <text:p>091</text:p>
          </table:table-cell>
          <table:table-cell table:style-name="ce15" office:value-type="string" calcext:value-type="string">
            <text:p>(There’s) No Gettin’ Over Me</text:p>
          </table:table-cell>
          <table:table-cell table:style-name="ce38" table:content-validation-name="val1" office:value-type="string" calcext:value-type="string">
            <text:p>Ronnie Milsap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6]&lt;&gt;&quot;&quot;;[.A95]+1;&quot;&quot;)" office:value-type="float" office:value="92" calcext:value-type="float">
            <text:p>092</text:p>
          </table:table-cell>
          <table:table-cell table:style-name="ce15" office:value-type="string" calcext:value-type="string">
            <text:p>Nothing Else Matters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7]&lt;&gt;&quot;&quot;;[.A96]+1;&quot;&quot;)" office:value-type="float" office:value="93" calcext:value-type="float">
            <text:p>093</text:p>
          </table:table-cell>
          <table:table-cell table:style-name="ce15" office:value-type="string" calcext:value-type="string">
            <text:p>Nutshell</text:p>
          </table:table-cell>
          <table:table-cell table:style-name="ce38" table:content-validation-name="val1" office:value-type="string" calcext:value-type="string">
            <text:p>Alice In Chains</text:p>
          </table:table-cell>
          <table:table-cell table:style-name="ce19" table:content-validation-name="val2" office:value-type="string" calcext:value-type="string">
            <text:p>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8]&lt;&gt;&quot;&quot;;[.A97]+1;&quot;&quot;)" office:value-type="float" office:value="94" calcext:value-type="float">
            <text:p>094</text:p>
          </table:table-cell>
          <table:table-cell table:style-name="ce15" office:value-type="string" calcext:value-type="string">
            <text:p>Off The Wall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99]&lt;&gt;&quot;&quot;;[.A98]+1;&quot;&quot;)" office:value-type="float" office:value="95" calcext:value-type="float">
            <text:p>095</text:p>
          </table:table-cell>
          <table:table-cell table:style-name="ce15" office:value-type="string" calcext:value-type="string">
            <text:p>One (The Loneliest Number)</text:p>
          </table:table-cell>
          <table:table-cell table:style-name="ce38" table:content-validation-name="val1" office:value-type="string" calcext:value-type="string">
            <text:p>Three Dog Nigh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0]&lt;&gt;&quot;&quot;;[.A99]+1;&quot;&quot;)" office:value-type="float" office:value="96" calcext:value-type="float">
            <text:p>096</text:p>
          </table:table-cell>
          <table:table-cell table:style-name="ce15" office:value-type="string" calcext:value-type="string">
            <text:p>One Last Breath</text:p>
          </table:table-cell>
          <table:table-cell table:style-name="ce38" table:content-validation-name="val1" office:value-type="string" calcext:value-type="string">
            <text:p>Creed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1]&lt;&gt;&quot;&quot;;[.A100]+1;&quot;&quot;)" office:value-type="float" office:value="97" calcext:value-type="float">
            <text:p>097</text:p>
          </table:table-cell>
          <table:table-cell table:style-name="ce15" office:value-type="string" calcext:value-type="string">
            <text:p>Patience</text:p>
          </table:table-cell>
          <table:table-cell table:style-name="ce38" table:content-validation-name="val1" office:value-type="string" calcext:value-type="string">
            <text:p>Guns N' Rose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2]&lt;&gt;&quot;&quot;;[.A101]+1;&quot;&quot;)" office:value-type="float" office:value="98" calcext:value-type="float">
            <text:p>098</text:p>
          </table:table-cell>
          <table:table-cell table:style-name="ce15" office:value-type="string" calcext:value-type="string">
            <text:p>Picture</text:p>
          </table:table-cell>
          <table:table-cell table:style-name="ce38" table:content-validation-name="val1" office:value-type="string" calcext:value-type="string">
            <text:p>Kid Rock &amp; Cheryl Cro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3]&lt;&gt;&quot;&quot;;[.A102]+1;&quot;&quot;)" office:value-type="float" office:value="99" calcext:value-type="float">
            <text:p>099</text:p>
          </table:table-cell>
          <table:table-cell table:style-name="ce15" office:value-type="string" calcext:value-type="string">
            <text:p>Positively 4th St.</text:p>
          </table:table-cell>
          <table:table-cell table:style-name="ce38" table:content-validation-name="val1" office:value-type="string" calcext:value-type="string">
            <text:p>Bob Dyla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4]&lt;&gt;&quot;&quot;;[.A103]+1;&quot;&quot;)" office:value-type="float" office:value="100" calcext:value-type="float">
            <text:p>100</text:p>
          </table:table-cell>
          <table:table-cell table:style-name="ce15" office:value-type="string" calcext:value-type="string">
            <text:p>Pure Love</text:p>
          </table:table-cell>
          <table:table-cell table:style-name="ce38" table:content-validation-name="val1" office:value-type="string" calcext:value-type="string">
            <text:p>Ronnie Milsap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05]&lt;&gt;&quot;&quot;;[.A104]+1;&quot;&quot;)" office:value-type="float" office:value="101" calcext:value-type="float">
            <text:p>101</text:p>
          </table:table-cell>
          <table:table-cell table:style-name="ce15" office:value-type="string" calcext:value-type="string">
            <text:p>Riders On The Storm</text:p>
          </table:table-cell>
          <table:table-cell table:style-name="ce38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06]&lt;&gt;&quot;&quot;;[.A105]+1;&quot;&quot;)" office:value-type="float" office:value="102" calcext:value-type="float">
            <text:p>102</text:p>
          </table:table-cell>
          <table:table-cell table:style-name="ce15" office:value-type="string" calcext:value-type="string">
            <text:p>Rock With You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7]&lt;&gt;&quot;&quot;;[.A106]+1;&quot;&quot;)" office:value-type="float" office:value="103" calcext:value-type="float">
            <text:p>103</text:p>
          </table:table-cell>
          <table:table-cell table:style-name="ce15" office:value-type="string" calcext:value-type="string">
            <text:p>Rocky Mountain Way</text:p>
          </table:table-cell>
          <table:table-cell table:style-name="ce38" table:content-validation-name="val1" office:value-type="string" calcext:value-type="string">
            <text:p>Joe Walsh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08]&lt;&gt;&quot;&quot;;[.A107]+1;&quot;&quot;)" office:value-type="float" office:value="104" calcext:value-type="float">
            <text:p>104</text:p>
          </table:table-cell>
          <table:table-cell table:style-name="ce15" office:value-type="string" calcext:value-type="string">
            <text:p>Role Model</text:p>
          </table:table-cell>
          <table:table-cell table:style-name="ce38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9]&lt;&gt;&quot;&quot;;[.A108]+1;&quot;&quot;)" office:value-type="float" office:value="105" calcext:value-type="float">
            <text:p>105</text:p>
          </table:table-cell>
          <table:table-cell table:style-name="ce15" office:value-type="string" calcext:value-type="string">
            <text:p>Round Here</text:p>
          </table:table-cell>
          <table:table-cell table:style-name="ce38" table:content-validation-name="val1" office:value-type="string" calcext:value-type="string">
            <text:p>Counting Crow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0]&lt;&gt;&quot;&quot;;[.A109]+1;&quot;&quot;)" office:value-type="float" office:value="106" calcext:value-type="float">
            <text:p>106</text:p>
          </table:table-cell>
          <table:table-cell table:style-name="ce15" office:value-type="string" calcext:value-type="string">
            <text:p>Run Around</text:p>
          </table:table-cell>
          <table:table-cell table:style-name="ce38" table:content-validation-name="val1" office:value-type="string" calcext:value-type="string">
            <text:p>Blues Travele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CA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1]&lt;&gt;&quot;&quot;;[.A110]+1;&quot;&quot;)" office:value-type="float" office:value="107" calcext:value-type="float">
            <text:p>107</text:p>
          </table:table-cell>
          <table:table-cell table:style-name="ce15" office:value-type="string" calcext:value-type="string">
            <text:p>Run To You</text:p>
          </table:table-cell>
          <table:table-cell table:style-name="ce38" table:content-validation-name="val1" office:value-type="string" calcext:value-type="string">
            <text:p>Bryan Adam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12]&lt;&gt;&quot;&quot;;[.A111]+1;&quot;&quot;)" office:value-type="float" office:value="108" calcext:value-type="float">
            <text:p>108</text:p>
          </table:table-cell>
          <table:table-cell table:style-name="ce15" office:value-type="string" calcext:value-type="string">
            <text:p>Runaway Train</text:p>
          </table:table-cell>
          <table:table-cell table:style-name="ce38" table:content-validation-name="val1" office:value-type="string" calcext:value-type="string">
            <text:p>Soul Asylu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13]&lt;&gt;&quot;&quot;;[.A112]+1;&quot;&quot;)" office:value-type="float" office:value="109" calcext:value-type="float">
            <text:p>109</text:p>
          </table:table-cell>
          <table:table-cell table:style-name="ce15" office:value-type="string" calcext:value-type="string">
            <text:p>Santeria</text:p>
          </table:table-cell>
          <table:table-cell table:style-name="ce38" table:content-validation-name="val1" office:value-type="string" calcext:value-type="string">
            <text:p>Sublime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BEE#C#B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4]&lt;&gt;&quot;&quot;;[.A113]+1;&quot;&quot;)" office:value-type="float" office:value="110" calcext:value-type="float">
            <text:p>110</text:p>
          </table:table-cell>
          <table:table-cell table:style-name="ce15" office:value-type="string" calcext:value-type="string">
            <text:p>Saturday Night Special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5]&lt;&gt;&quot;&quot;;[.A114]+1;&quot;&quot;)" office:value-type="float" office:value="111" calcext:value-type="float">
            <text:p>111</text:p>
          </table:table-cell>
          <table:table-cell table:style-name="ce15" office:value-type="string" calcext:value-type="string">
            <text:p>Sex &amp; Candy</text:p>
          </table:table-cell>
          <table:table-cell table:style-name="ce38" table:content-validation-name="val1" office:value-type="string" calcext:value-type="string">
            <text:p>Marcy Playground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6]&lt;&gt;&quot;&quot;;[.A115]+1;&quot;&quot;)" office:value-type="float" office:value="112" calcext:value-type="float">
            <text:p>112</text:p>
          </table:table-cell>
          <table:table-cell table:style-name="ce15" office:value-type="string" calcext:value-type="string">
            <text:p>Sex On Fire</text:p>
          </table:table-cell>
          <table:table-cell table:style-name="ce38" table:content-validation-name="val1" office:value-type="string" calcext:value-type="string">
            <text:p>Kings Of Leo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D#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7]&lt;&gt;&quot;&quot;;[.A116]+1;&quot;&quot;)" office:value-type="float" office:value="113" calcext:value-type="float">
            <text:p>113</text:p>
          </table:table-cell>
          <table:table-cell table:style-name="ce15" office:value-type="string" calcext:value-type="string">
            <text:p>Shake Ya Ass</text:p>
          </table:table-cell>
          <table:table-cell table:style-name="ce38" table:content-validation-name="val1" office:value-type="string" calcext:value-type="string">
            <text:p>Mystikal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18]&lt;&gt;&quot;&quot;;[.A117]+1;&quot;&quot;)" office:value-type="float" office:value="114" calcext:value-type="float">
            <text:p>114</text:p>
          </table:table-cell>
          <table:table-cell table:style-name="ce15" office:value-type="string" calcext:value-type="string">
            <text:p>Sharp Dressed Man</text:p>
          </table:table-cell>
          <table:table-cell table:style-name="ce38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19]&lt;&gt;&quot;&quot;;[.A118]+1;&quot;&quot;)" office:value-type="float" office:value="115" calcext:value-type="float">
            <text:p>115</text:p>
          </table:table-cell>
          <table:table-cell table:style-name="ce15" office:value-type="string" calcext:value-type="string">
            <text:p>Shooting Star</text:p>
          </table:table-cell>
          <table:table-cell table:style-name="ce38" table:content-validation-name="val1" office:value-type="string" calcext:value-type="string">
            <text:p>Bad Company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EG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0]&lt;&gt;&quot;&quot;;[.A119]+1;&quot;&quot;)" office:value-type="float" office:value="116" calcext:value-type="float">
            <text:p>116</text:p>
          </table:table-cell>
          <table:table-cell table:style-name="ce15" office:value-type="string" calcext:value-type="string">
            <text:p>Signs</text:p>
          </table:table-cell>
          <table:table-cell table:style-name="ce38" table:content-validation-name="val1" office:value-type="string" calcext:value-type="string">
            <text:p>Tesl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CBAGDACBGDA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1]&lt;&gt;&quot;&quot;;[.A120]+1;&quot;&quot;)" office:value-type="float" office:value="117" calcext:value-type="float">
            <text:p>117</text:p>
          </table:table-cell>
          <table:table-cell table:style-name="ce15" office:value-type="string" calcext:value-type="string">
            <text:p>Simple Man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GAm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2]&lt;&gt;&quot;&quot;;[.A121]+1;&quot;&quot;)" office:value-type="float" office:value="118" calcext:value-type="float">
            <text:p>118</text:p>
          </table:table-cell>
          <table:table-cell table:style-name="ce15" office:value-type="string" calcext:value-type="string">
            <text:p>Smooth Criminal</text:p>
          </table:table-cell>
          <table:table-cell table:style-name="ce38" table:content-validation-name="val1" office:value-type="string" calcext:value-type="string">
            <text:p>Alien Ant Farm</text:p>
          </table:table-cell>
          <table:table-cell table:style-name="ce19" table:content-validation-name="val2" office:value-type="string" calcext:value-type="string">
            <text:p>Hard Rock</text:p>
          </table:table-cell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3]&lt;&gt;&quot;&quot;;[.A122]+1;&quot;&quot;)" office:value-type="float" office:value="119" calcext:value-type="float">
            <text:p>119</text:p>
          </table:table-cell>
          <table:table-cell table:style-name="ce15" office:value-type="string" calcext:value-type="string">
            <text:p>Solitude</text:p>
          </table:table-cell>
          <table:table-cell table:style-name="ce38" table:content-validation-name="val1" office:value-type="string" calcext:value-type="string">
            <text:p>Black Sabbat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4]&lt;&gt;&quot;&quot;;[.A123]+1;&quot;&quot;)" office:value-type="float" office:value="120" calcext:value-type="float">
            <text:p>120</text:p>
          </table:table-cell>
          <table:table-cell table:style-name="ce15" office:value-type="string" calcext:value-type="string">
            <text:p>Something Like That</text:p>
          </table:table-cell>
          <table:table-cell table:style-name="ce38" table:content-validation-name="val1" office:value-type="string" calcext:value-type="string">
            <text:p>Tim McGraw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5]&lt;&gt;&quot;&quot;;[.A124]+1;&quot;&quot;)" office:value-type="float" office:value="121" calcext:value-type="float">
            <text:p>121</text:p>
          </table:table-cell>
          <table:table-cell table:style-name="ce15" office:value-type="string" calcext:value-type="string">
            <text:p>Stayin' Alive</text:p>
          </table:table-cell>
          <table:table-cell table:style-name="ce38" table:content-validation-name="val1" office:value-type="string" calcext:value-type="string">
            <text:p>Bee Gee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6]&lt;&gt;&quot;&quot;;[.A125]+1;&quot;&quot;)" office:value-type="float" office:value="122" calcext:value-type="float">
            <text:p>122</text:p>
          </table:table-cell>
          <table:table-cell table:style-name="ce15" office:value-type="string" calcext:value-type="string">
            <text:p>Steal My Kisses</text:p>
          </table:table-cell>
          <table:table-cell table:style-name="ce38" table:content-validation-name="val1" office:value-type="string" calcext:value-type="string">
            <text:p>Ben Harp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7]&lt;&gt;&quot;&quot;;[.A126]+1;&quot;&quot;)" office:value-type="float" office:value="123" calcext:value-type="float">
            <text:p>123</text:p>
          </table:table-cell>
          <table:table-cell table:style-name="ce15" office:value-type="string" calcext:value-type="string">
            <text:p>Stutter</text:p>
          </table:table-cell>
          <table:table-cell table:style-name="ce38" table:content-validation-name="val1" office:value-type="string" calcext:value-type="string">
            <text:p>Joe f/ Mystikal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28]&lt;&gt;&quot;&quot;;[.A127]+1;&quot;&quot;)" office:value-type="float" office:value="124" calcext:value-type="float">
            <text:p>124</text:p>
          </table:table-cell>
          <table:table-cell table:style-name="ce15" office:value-type="string" calcext:value-type="string">
            <text:p>Sultans Of Swing</text:p>
          </table:table-cell>
          <table:table-cell table:style-name="ce38" table:content-validation-name="val1" office:value-type="string" calcext:value-type="string">
            <text:p>Dire Strait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DmCA#A, FA#C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29]&lt;&gt;&quot;&quot;;[.A128]+1;&quot;&quot;)" office:value-type="float" office:value="125" calcext:value-type="float">
            <text:p>125</text:p>
          </table:table-cell>
          <table:table-cell table:style-name="ce15" office:value-type="string" calcext:value-type="string">
            <text:p>Sunshine of your Love</text:p>
          </table:table-cell>
          <table:table-cell table:style-name="ce38" table:content-validation-name="val1" office:value-type="string" calcext:value-type="string">
            <text:p>Cream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0]&lt;&gt;&quot;&quot;;[.A129]+1;&quot;&quot;)" office:value-type="float" office:value="126" calcext:value-type="float">
            <text:p>126</text:p>
          </table:table-cell>
          <table:table-cell table:style-name="ce15" office:value-type="string" calcext:value-type="string">
            <text:p>Suzie Q</text:p>
          </table:table-cell>
          <table:table-cell table:style-name="ce38" table:content-validation-name="val1" office:value-type="string" calcext:value-type="string">
            <text:p>Creedence Clearwater Revival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1]&lt;&gt;&quot;&quot;;[.A130]+1;&quot;&quot;)" office:value-type="float" office:value="127" calcext:value-type="float">
            <text:p>127</text:p>
          </table:table-cell>
          <table:table-cell table:style-name="ce15" office:value-type="string" calcext:value-type="string">
            <text:p>Take It Easy</text:p>
          </table:table-cell>
          <table:table-cell table:style-name="ce38" table:content-validation-name="val1" office:value-type="string" calcext:value-type="string">
            <text:p>Eagle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DCGDCGECGACEC</text:p>
            <text:p>GCGACGCG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2]&lt;&gt;&quot;&quot;;[.A131]+1;&quot;&quot;)" office:value-type="float" office:value="128" calcext:value-type="float">
            <text:p>128</text:p>
          </table:table-cell>
          <table:table-cell table:style-name="ce15" office:value-type="string" calcext:value-type="string">
            <text:p>Tattooed Dancer</text:p>
          </table:table-cell>
          <table:table-cell table:style-name="ce38" table:content-validation-name="val1" office:value-type="string" calcext:value-type="string">
            <text:p>Ozzy Osbourn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3]&lt;&gt;&quot;&quot;;[.A132]+1;&quot;&quot;)" office:value-type="float" office:value="129" calcext:value-type="float">
            <text:p>129</text:p>
          </table:table-cell>
          <table:table-cell table:style-name="ce15" office:value-type="string" calcext:value-type="string">
            <text:p>Tears In Heaven</text:p>
          </table:table-cell>
          <table:table-cell table:style-name="ce38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4]&lt;&gt;&quot;&quot;;[.A133]+1;&quot;&quot;)" office:value-type="float" office:value="130" calcext:value-type="float">
            <text:p>130</text:p>
          </table:table-cell>
          <table:table-cell table:style-name="ce15" office:value-type="string" calcext:value-type="string">
            <text:p>That Smell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AF, CGBF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5]&lt;&gt;&quot;&quot;;[.A134]+1;&quot;&quot;)" office:value-type="float" office:value="131" calcext:value-type="float">
            <text:p>131</text:p>
          </table:table-cell>
          <table:table-cell table:style-name="ce15" office:value-type="string" calcext:value-type="string">
            <text:p>The Girl Is Mine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36]&lt;&gt;&quot;&quot;;[.A135]+1;&quot;&quot;)" office:value-type="float" office:value="132" calcext:value-type="float">
            <text:p>132</text:p>
          </table:table-cell>
          <table:table-cell table:style-name="ce15" office:value-type="string" calcext:value-type="string">
            <text:p>The Hook</text:p>
          </table:table-cell>
          <table:table-cell table:style-name="ce38" table:content-validation-name="val1" office:value-type="string" calcext:value-type="string">
            <text:p>Blues Traveler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7]&lt;&gt;&quot;&quot;;[.A136]+1;&quot;&quot;)" office:value-type="float" office:value="133" calcext:value-type="float">
            <text:p>133</text:p>
          </table:table-cell>
          <table:table-cell table:style-name="ce15" office:value-type="string" calcext:value-type="string">
            <text:p>The Hunt</text:p>
          </table:table-cell>
          <table:table-cell table:style-name="ce38" table:content-validation-name="val1" office:value-type="string" calcext:value-type="string">
            <text:p>Lynyrd Skynyrd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B, EBDA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8]&lt;&gt;&quot;&quot;;[.A137]+1;&quot;&quot;)" office:value-type="float" office:value="134" calcext:value-type="float">
            <text:p>134</text:p>
          </table:table-cell>
          <table:table-cell table:style-name="ce15" office:value-type="string" calcext:value-type="string">
            <text:p>The Kill</text:p>
          </table:table-cell>
          <table:table-cell table:style-name="ce38" table:content-validation-name="val1" office:value-type="string" calcext:value-type="string">
            <text:p>30 Seconds To Mars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DEB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39]&lt;&gt;&quot;&quot;;[.A138]+1;&quot;&quot;)" office:value-type="float" office:value="135" calcext:value-type="float">
            <text:p>135</text:p>
          </table:table-cell>
          <table:table-cell table:style-name="ce15" office:value-type="string" calcext:value-type="string">
            <text:p>The Lady In My Life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0]&lt;&gt;&quot;&quot;;[.A139]+1;&quot;&quot;)" office:value-type="float" office:value="136" calcext:value-type="float">
            <text:p>136</text:p>
          </table:table-cell>
          <table:table-cell table:style-name="ce15" office:value-type="string" calcext:value-type="string">
            <text:p>The Race Is On</text:p>
          </table:table-cell>
          <table:table-cell table:style-name="ce38" table:content-validation-name="val1" office:value-type="string" calcext:value-type="string">
            <text:p>Sawyer Brow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1]&lt;&gt;&quot;&quot;;[.A140]+1;&quot;&quot;)" office:value-type="float" office:value="137" calcext:value-type="float">
            <text:p>137</text:p>
          </table:table-cell>
          <table:table-cell table:style-name="ce15" office:value-type="string" calcext:value-type="string">
            <text:p>The Real Slim Shady</text:p>
          </table:table-cell>
          <table:table-cell table:style-name="ce38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2]&lt;&gt;&quot;&quot;;[.A141]+1;&quot;&quot;)" office:value-type="float" office:value="138" calcext:value-type="float">
            <text:p>138</text:p>
          </table:table-cell>
          <table:table-cell table:style-name="ce15" office:value-type="string" calcext:value-type="string">
            <text:p>The Way You Make Me Feel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3]&lt;&gt;&quot;&quot;;[.A142]+1;&quot;&quot;)" office:value-type="float" office:value="139" calcext:value-type="float">
            <text:p>139</text:p>
          </table:table-cell>
          <table:table-cell table:style-name="ce15" office:value-type="string" calcext:value-type="string">
            <text:p>Thriller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4]&lt;&gt;&quot;&quot;;[.A143]+1;&quot;&quot;)" office:value-type="float" office:value="140" calcext:value-type="float">
            <text:p>140</text:p>
          </table:table-cell>
          <table:table-cell table:style-name="ce15" office:value-type="string" calcext:value-type="string">
            <text:p>Through Glass</text:p>
          </table:table-cell>
          <table:table-cell table:style-name="ce38" table:content-validation-name="val1" office:value-type="string" calcext:value-type="string">
            <text:p>Stone Sour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45]&lt;&gt;&quot;&quot;;[.A144]+1;&quot;&quot;)" office:value-type="float" office:value="141" calcext:value-type="float">
            <text:p>141</text:p>
          </table:table-cell>
          <table:table-cell table:style-name="ce15" office:value-type="string" calcext:value-type="string">
            <text:p>Touch Me</text:p>
          </table:table-cell>
          <table:table-cell table:style-name="ce38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46]&lt;&gt;&quot;&quot;;[.A145]+1;&quot;&quot;)" office:value-type="float" office:value="142" calcext:value-type="float">
            <text:p>142</text:p>
          </table:table-cell>
          <table:table-cell table:style-name="ce15" office:value-type="string" calcext:value-type="string">
            <text:p>Turn The Page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EDA, CDE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7]&lt;&gt;&quot;&quot;;[.A146]+1;&quot;&quot;)" office:value-type="float" office:value="143" calcext:value-type="float">
            <text:p>143</text:p>
          </table:table-cell>
          <table:table-cell table:style-name="ce15" office:value-type="string" calcext:value-type="string">
            <text:p>Wait And Bleed</text:p>
          </table:table-cell>
          <table:table-cell table:style-name="ce38" table:content-validation-name="val1" office:value-type="string" calcext:value-type="string">
            <text:p>Slipknot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48]&lt;&gt;&quot;&quot;;[.A147]+1;&quot;&quot;)" office:value-type="float" office:value="144" calcext:value-type="float">
            <text:p>144</text:p>
          </table:table-cell>
          <table:table-cell table:style-name="ce15" office:value-type="string" calcext:value-type="string">
            <text:p>Waitin For the Bus</text:p>
          </table:table-cell>
          <table:table-cell table:style-name="ce38" table:content-validation-name="val1" office:value-type="string" calcext:value-type="string">
            <text:p>ZZ Top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49]&lt;&gt;&quot;&quot;;[.A148]+1;&quot;&quot;)" office:value-type="float" office:value="145" calcext:value-type="float">
            <text:p>145</text:p>
          </table:table-cell>
          <table:table-cell table:style-name="ce15" office:value-type="string" calcext:value-type="string">
            <text:p>Waiting For the Sun</text:p>
          </table:table-cell>
          <table:table-cell table:style-name="ce38" table:content-validation-name="val1" office:value-type="string" calcext:value-type="string">
            <text:p>Doors</text:p>
          </table:table-cell>
          <table:table-cell table:style-name="ce19" table:content-validation-name="val2"/>
          <table:table-cell table:style-name="ce30" table:content-validation-name="val3"/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50]&lt;&gt;&quot;&quot;;[.A149]+1;&quot;&quot;)" office:value-type="float" office:value="146" calcext:value-type="float">
            <text:p>146</text:p>
          </table:table-cell>
          <table:table-cell table:style-name="ce15" office:value-type="string" calcext:value-type="string">
            <text:p>Wanna Be Startin' Somethin'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1]&lt;&gt;&quot;&quot;;[.A150]+1;&quot;&quot;)" office:value-type="float" office:value="147" calcext:value-type="float">
            <text:p>147</text:p>
          </table:table-cell>
          <table:table-cell table:style-name="ce15" office:value-type="string" calcext:value-type="string">
            <text:p>Wanted Dead Or Alive</text:p>
          </table:table-cell>
          <table:table-cell table:style-name="ce38" table:content-validation-name="val1" office:value-type="string" calcext:value-type="string">
            <text:p>Bon Jovi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2]&lt;&gt;&quot;&quot;;[.A151]+1;&quot;&quot;)" office:value-type="float" office:value="148" calcext:value-type="float">
            <text:p>148</text:p>
          </table:table-cell>
          <table:table-cell table:style-name="ce15" office:value-type="string" calcext:value-type="string">
            <text:p>We Are The World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3]&lt;&gt;&quot;&quot;;[.A152]+1;&quot;&quot;)" office:value-type="float" office:value="149" calcext:value-type="float">
            <text:p>149</text:p>
          </table:table-cell>
          <table:table-cell table:style-name="ce15" office:value-type="string" calcext:value-type="string">
            <text:p>We're An American Band</text:p>
          </table:table-cell>
          <table:table-cell table:style-name="ce38" table:content-validation-name="val1" office:value-type="string" calcext:value-type="string">
            <text:p>Grand Funk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4]&lt;&gt;&quot;&quot;;[.A153]+1;&quot;&quot;)" office:value-type="float" office:value="150" calcext:value-type="float">
            <text:p>150</text:p>
          </table:table-cell>
          <table:table-cell table:style-name="ce15" office:value-type="string" calcext:value-type="string">
            <text:p>What Would You Do</text:p>
          </table:table-cell>
          <table:table-cell table:style-name="ce38" table:content-validation-name="val1" office:value-type="string" calcext:value-type="string">
            <text:p>City High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5]&lt;&gt;&quot;&quot;;[.A154]+1;&quot;&quot;)" office:value-type="float" office:value="151" calcext:value-type="float">
            <text:p>151</text:p>
          </table:table-cell>
          <table:table-cell table:style-name="ce15" office:value-type="string" calcext:value-type="string">
            <text:p>What's Your Fantasy</text:p>
          </table:table-cell>
          <table:table-cell table:style-name="ce38" table:content-validation-name="val1" office:value-type="string" calcext:value-type="string">
            <text:p>Ludacris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6]&lt;&gt;&quot;&quot;;[.A155]+1;&quot;&quot;)" office:value-type="float" office:value="152" calcext:value-type="float">
            <text:p>152</text:p>
          </table:table-cell>
          <table:table-cell table:style-name="ce15" office:value-type="string" calcext:value-type="string">
            <text:p>Wherever I May Roam</text:p>
          </table:table-cell>
          <table:table-cell table:style-name="ce38" table:content-validation-name="val1" office:value-type="string" calcext:value-type="string">
            <text:p>Metallica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7]&lt;&gt;&quot;&quot;;[.A156]+1;&quot;&quot;)" office:value-type="float" office:value="153" calcext:value-type="float">
            <text:p>153</text:p>
          </table:table-cell>
          <table:table-cell table:style-name="ce15" office:value-type="string" calcext:value-type="string">
            <text:p>Wherever You Will Go</text:p>
          </table:table-cell>
          <table:table-cell table:style-name="ce38" table:content-validation-name="val1" office:value-type="string" calcext:value-type="string">
            <text:p>Calling, The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8]&lt;&gt;&quot;&quot;;[.A157]+1;&quot;&quot;)" office:value-type="float" office:value="154" calcext:value-type="float">
            <text:p>154</text:p>
          </table:table-cell>
          <table:table-cell table:style-name="ce15" office:value-type="string" calcext:value-type="string">
            <text:p>Without Me</text:p>
          </table:table-cell>
          <table:table-cell table:style-name="ce38" table:content-validation-name="val1" office:value-type="string" calcext:value-type="string">
            <text:p>Eminem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59]&lt;&gt;&quot;&quot;;[.A158]+1;&quot;&quot;)" office:value-type="float" office:value="155" calcext:value-type="float">
            <text:p>155</text:p>
          </table:table-cell>
          <table:table-cell table:style-name="ce15" office:value-type="string" calcext:value-type="string">
            <text:p>Wonderful Tonight</text:p>
          </table:table-cell>
          <table:table-cell table:style-name="ce38" table:content-validation-name="val1" office:value-type="string" calcext:value-type="string">
            <text:p>Eric Clapton</text:p>
          </table:table-cell>
          <table:table-cell table:style-name="ce19" table:content-validation-name="val2"/>
          <table:table-cell table:style-name="ce30" table:content-validation-name="val3" office:value-type="string" calcext:value-type="string">
            <text:p>GF#/DCD</text:p>
          </table:table-cell>
          <table:table-cell table:style-name="ce33" table:content-validation-name="val3" office:value-type="string" calcext:value-type="string">
            <text:p>x</text:p>
          </table:table-cell>
          <table:table-cell table:style-name="ce30" table:content-validation-name="val3" table:number-columns-repeated="2"/>
          <table:table-cell table:style-name="ce17" table:number-columns-repeated="3"/>
          <table:table-cell table:style-name="ce28"/>
          <table:table-cell table:number-columns-repeated="1012"/>
        </table:table-row>
        <table:table-row table:style-name="ro5">
          <table:table-cell table:style-name="ce97" table:formula="of:=IF([.B160]&lt;&gt;&quot;&quot;;[.A159]+1;&quot;&quot;)" office:value-type="float" office:value="156" calcext:value-type="float">
            <text:p>156</text:p>
          </table:table-cell>
          <table:table-cell table:style-name="ce15" office:value-type="string" calcext:value-type="string">
            <text:p>Working Day and Night</text:p>
          </table:table-cell>
          <table:table-cell table:style-name="ce38" table:content-validation-name="val1" office:value-type="string" calcext:value-type="string">
            <text:p>Michael Jackson</text:p>
          </table:table-cell>
          <table:table-cell table:style-name="ce19" table:content-validation-name="val2"/>
          <table:table-cell table:style-name="ce30" table:content-validation-name="val3" table:number-columns-repeated="4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61]&lt;&gt;&quot;&quot;;[.A160]+1;&quot;&quot;)">
            <text:p/>
          </table:table-cell>
          <table:table-cell table:number-columns-repeated="3"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162]&lt;&gt;&quot;&quot;;[.A161]+1;&quot;&quot;)">
            <text:p/>
          </table:table-cell>
          <table:table-cell table:number-columns-repeated="3"/>
          <table:table-cell table:content-validation-name="val3" table:number-columns-repeated="4"/>
          <table:table-cell table:number-columns-repeated="1016"/>
        </table:table-row>
        <table:table-row table:style-name="ro5" table:number-rows-repeated="21">
          <table:table-cell table:number-columns-repeated="4"/>
          <table:table-cell table:content-validation-name="val3" table:number-columns-repeated="4"/>
          <table:table-cell table:number-columns-repeated="1016"/>
        </table:table-row>
        <table:table-row table:style-name="ro5" table:number-rows-repeated="1048340">
          <table:table-cell table:number-columns-repeated="4"/>
          <table:table-cell table:content-validation-name="val3"/>
          <table:table-cell table:number-columns-repeated="1019"/>
        </table:table-row>
        <table:table-row table:style-name="ro12" table:number-rows-repeated="52">
          <table:table-cell table:number-columns-repeated="4"/>
          <table:table-cell table:content-validation-name="val3"/>
          <table:table-cell table:number-columns-repeated="1019"/>
        </table:table-row>
        <table:table-row table:style-name="ro12">
          <table:table-cell table:number-columns-repeated="4"/>
          <table:table-cell table:content-validation-name="val3"/>
          <table:table-cell table:number-columns-repeated="1019"/>
        </table:table-row>
        <table:named-expressions>
          <table:named-range table:name="_xlnm._FilterDatabase" table:base-cell-address="$Instructions.$A$1" table:cell-range-address="$MAIN.$B$4:.$T$29"/>
        </table:named-expressions>
        <calcext:conditional-formats>
          <calcext:conditional-format calcext:target-range-address="MAIN.Q5:MAIN.Q29">
            <calcext:condition calcext:apply-style-name="ConditionalStyle_1" calcext:value="formula-is(regexmatch(#REF!;&quot;High&quot;))" calcext:base-cell-address="MAIN.Q5"/>
          </calcext:conditional-format>
          <calcext:conditional-format calcext:target-range-address="MAIN.Q5:MAIN.Q29">
            <calcext:condition calcext:apply-style-name="ConditionalStyle_2" calcext:value="begins-with(&quot;04 Low&quot;)" calcext:base-cell-address="MAIN.Q5"/>
          </calcext:conditional-format>
          <calcext:conditional-format calcext:target-range-address="MAIN.Q5:MAIN.Q29">
            <calcext:condition calcext:apply-style-name="ConditionalStyle_3" calcext:value="begins-with(&quot;03 Med&quot;)" calcext:base-cell-address="MAIN.Q5"/>
          </calcext:conditional-format>
          <calcext:conditional-format calcext:target-range-address="MAIN.M5:MAIN.S9 MAIN.M15:MAIN.S29 MAIN.M10:MAIN.Q14 MAIN.S10:MAIN.S14">
            <calcext:condition calcext:apply-style-name="ConditionalStyle_4" calcext:value="formula-is(regexmatch(#REF!;&quot;(?i)complete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5" calcext:value="formula-is(regexmatch(#REF!;&quot;(?i)Partial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6" calcext:value="formula-is(regexmatch(#REF!;&quot;(?i)unstarted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7" calcext:value="formula-is(regexmatch(#REF!;&quot;(?i)Mostly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8" calcext:value="formula-is(regexmatch(#REF!;&quot;(?i)abandoned&quot;))" calcext:base-cell-address="MAIN.M5"/>
          </calcext:conditional-format>
          <calcext:conditional-format calcext:target-range-address="MAIN.B8:MAIN.L8">
            <calcext:condition calcext:apply-style-name="Excel_CondFormat_1_1_1" calcext:value="=&quot;Negative&quot;" calcext:base-cell-address="MAIN.B8"/>
          </calcext:conditional-format>
        </calcext:conditional-formats>
      </table:table>
      <table:table table:name="VARIABLES" table:style-name="ta3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3">
          <table:table-cell table:style-name="ce106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 table:number-columns-repeated="1013"/>
        </table:table-row>
        <table:table-row table:style-name="ro4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104"/>
          <table:table-cell table:content-validation-name="val3"/>
          <table:table-cell table:style-name="ce104" table:content-validation-name="val3"/>
          <table:table-cell table:content-validation-name="val3"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4">
          <table:table-cell table:number-columns-repeated="2"/>
          <table:table-cell table:style-name="ce104" office:value-type="string" calcext:value-type="string">
            <text:p>Rap-Rock Crossover</text:p>
          </table:table-cell>
          <table:table-cell/>
          <table:table-cell table:style-name="ce104"/>
          <table:table-cell table:content-validation-name="val3"/>
          <table:table-cell table:style-name="ce104" table:content-validation-name="val3"/>
          <table:table-cell table:content-validation-name="val3"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4">
          <table:table-cell table:number-columns-repeated="2"/>
          <table:table-cell table:style-name="ce104" office:value-type="string" calcext:value-type="string">
            <text:p>Acid Rock</text:p>
          </table:table-cell>
          <table:table-cell/>
          <table:table-cell table:style-name="ce104"/>
          <table:table-cell table:content-validation-name="val3"/>
          <table:table-cell table:style-name="ce104" table:content-validation-name="val3"/>
          <table:table-cell table:content-validation-name="val3"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104"/>
          <table:table-cell table:content-validation-name="val3"/>
          <table:table-cell table:style-name="ce104" table:content-validation-name="val3"/>
          <table:table-cell table:content-validation-name="val3"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104"/>
          <table:table-cell table:content-validation-name="val3"/>
          <table:table-cell table:style-name="ce104" table:content-validation-name="val3"/>
          <table:table-cell table:content-validation-name="val3"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108"/>
          <table:table-cell table:content-validation-name="val3"/>
          <table:table-cell table:style-name="ce108" table:content-validation-name="val3"/>
          <table:table-cell table:content-validation-name="val3"/>
          <table:table-cell table:style-name="ce108"/>
          <table:table-cell/>
          <table:table-cell table:style-name="ce108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60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80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>
          <table:table-cell/>
          <table:table-cell table:style-name="ce89"/>
          <table:table-cell table:number-columns-repeated="3"/>
          <table:table-cell table:content-validation-name="val3" table:number-columns-repeated="3"/>
          <table:table-cell table:number-columns-repeated="1016"/>
        </table:table-row>
        <table:table-row table:style-name="ro5" table:number-rows-repeated="77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 table:number-rows-repeated="104839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ANDS" table:style-name="ta3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3">
          <table:table-cell table:style-name="ce106" office:value-type="string" calcext:value-type="string">
            <text:p>BANDS</text:p>
          </table:table-cell>
          <table:table-cell table:number-columns-repeated="1023"/>
        </table:table-row>
        <table:table-row table:style-name="ro14">
          <table:table-cell table:number-columns-repeated="2"/>
          <table:table-cell table:style-name="ce109" office:value-type="string" calcext:value-type="string">
            <text:p>Band Name</text:p>
          </table:table-cell>
          <table:table-cell table:style-name="ce116" office:value-type="string" calcext:value-type="string">
            <text:p>Nickname</text:p>
          </table:table-cell>
          <table:table-cell table:style-name="ce116" office:value-type="string" calcext:value-type="string">
            <text:p>Primary Genre</text:p>
          </table:table-cell>
          <table:table-cell table:style-name="ce116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38" office:value-type="string" calcext:value-type="string">
            <text:p>2Pac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3 Doors Dow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30 Seconds To Mar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Albert Hammon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Alice In Chain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Alien Ant Far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Bad Compan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string" calcext:value-type="string">
            <text:p>Beat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ee Ge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en Harp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ill With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lack Sabba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lackstre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lue Octob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lues Trave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ob Dyl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ob Seg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on Jov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onnie Ty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rian McKnigh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ryan Adam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Bu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alling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ell Lo Gre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heech &amp; Cho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ity Hig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ounting Crow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re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re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Creedence Clearwater Reviv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ire Strai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ishwal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okk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oobie Broth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oo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r. D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r. Dre &amp; Emin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Dwight Yoak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agl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l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min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ric Clap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Eve &amp; Gwen Stefan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Faith Hill &amp; Tim McGra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Five Finger Death Pun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Fleetwood Ma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Flock Of Seagulls, 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Georgia Satellit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Grand Fun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Guns N' Ros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Harry Chap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Hootie &amp; The Blowfi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an &amp; De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ethro Tu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im Cro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imi Hendrix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oe f/ Mystik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oe Wal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ohnny Ca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Judas Prie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Kid Roc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Kid Rock &amp; Cheryl Cr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Kings Of Le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ed Zeppel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enny Kravitz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os Lobo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udacr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Lynyrd Skyny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arcy Playgroun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atchbox Twen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etallic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ichael Jack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oody Blu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Mystik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eil You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ell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ine Inch Nai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irvan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NW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Outka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Ozzy Osbour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Pearl J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Phil Coll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Pop Evi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adiohea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ick Springfiel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ictchie Val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od Stewar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oger Mil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Ronnie Milsa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awyer Br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e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eeth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hined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kid R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lipkno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oul Asylu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oundgard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tone Sou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Sublim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enacious 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es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hree Dog Nigh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im McGra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TV Them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Van Moris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Wh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Who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38" office:value-type="string" calcext:value-type="string">
            <text:p>ZZ Top</text:p>
          </table:table-cell>
          <table:table-cell table:number-columns-repeated="1021"/>
        </table:table-row>
        <table:table-row table:style-name="ro5" table:number-rows-repeated="39">
          <table:table-cell table:number-columns-repeated="2"/>
          <table:table-cell table:style-name="ce38"/>
          <table:table-cell table:number-columns-repeated="1021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orityLevels" table:base-cell-address="$BANDS.$A$1" table:cell-range-address="$BANDS.$G$3:.$G$10"/>
          <table:named-range table:name="SiteEnv" table:base-cell-address="$BANDS.$A$1" table:cell-range-address="$BANDS.$E$3:.$E$10"/>
          <table:named-range table:name="SiteNames" table:base-cell-address="$BANDS.$A$1" table:cell-range-address="$BANDS.$I$3:.$I$10"/>
          <table:named-range table:name="Statuses" table:base-cell-address="$BANDS.$A$1" table:cell-range-address="$BANDS.$C$3:.$C$10"/>
          <table:named-range table:name="TicketStatus" table:base-cell-address="$BANDS.$A$1" table:cell-range-address="$BANDS.$K$3:.$K$10"/>
        </table:named-expressions>
      </table:table>
      <table:table table:name="Version Log" table:style-name="ta4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38" table:number-columns-repeated="20" table:default-cell-style-name="Default"/>
        <table:table-column table:style-name="co1" table:number-columns-repeated="998" table:default-cell-style-name="Default"/>
        <table:table-row table:style-name="ro15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6">
          <table:table-cell table:number-columns-repeated="2"/>
          <table:table-cell table:style-name="ce372"/>
          <table:table-cell table:number-columns-repeated="1021"/>
        </table:table-row>
        <table:table-row table:style-name="ro16">
          <table:table-cell table:style-name="ce363" table:formula="of:=[.A4]+1" office:value-type="float" office:value="3" calcext:value-type="float">
            <text:p>3</text:p>
          </table:table-cell>
          <table:table-cell table:style-name="ce366" office:value-type="date" office:date-value="2024-05-14" calcext:value-type="date">
            <text:p>May 14, 2024</text:p>
          </table:table-cell>
          <table:table-cell table:style-name="ce373" office:value-type="string" calcext:value-type="string">
            <text:p>* ADD TAB: <text:span text:style-name="T1">BANDS</text:span></text:p>
          </table:table-cell>
          <table:table-cell table:number-columns-repeated="1021"/>
        </table:table-row>
        <table:table-row table:style-name="ro17">
          <table:table-cell table:style-name="ce363" table:formula="of:=[.A5]+1" office:value-type="float" office:value="2" calcext:value-type="float">
            <text:p>2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126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5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5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BandNames" table:target-range-address="BANDS.C3:BANDS.C150" table:on-update-keep-styles="true" table:on-update-keep-size="false"/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L161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BANDS.C2:BANDS.C1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6:44:05.0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9" style:display-name="PageStyle_Progress 4-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090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090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090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090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105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105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105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105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06:44:05.105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5T06:51:07.574000000</dc:date>
    <meta:editing-duration>PT1H48M49S</meta:editing-duration>
    <meta:editing-cycles>39</meta:editing-cycles>
    <meta:document-statistic meta:table-count="5" meta:cell-count="966" meta:object-count="0"/>
  </office:meta>
</office:document-meta>
</file>